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5A0000003A8689B9A4.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5.005cm" fo:margin-left="0cm" fo:margin-right="-0.005cm" table:align="margins"/>
    </style:style>
    <style:style style:name="Tabela1.A" style:family="table-column">
      <style:table-column-properties style:column-width="11.434cm" style:rel-column-width="49935*"/>
    </style:style>
    <style:style style:name="Tabela1.B" style:family="table-column">
      <style:table-column-properties style:column-width="3.572cm" style:rel-column-width="15600*"/>
    </style:style>
    <style:style style:name="Tabe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1.B1" style:family="table-cell">
      <style:table-cell-properties fo:background-color="#cccccc"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5cm" table:align="margins"/>
    </style:style>
    <style:style style:name="Tabela2.A" style:family="table-column">
      <style:table-column-properties style:column-width="7.5cm" style:rel-column-width="32767*"/>
    </style:style>
    <style:style style:name="Tabela2.B" style:family="table-column">
      <style:table-column-properties style:column-width="7.5cm" style:rel-column-width="32768*"/>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B1" style:family="table-cell">
      <style:table-cell-properties fo:background-color="#cccccc" fo:padding="0.097cm" fo:border="0.002cm solid #000000">
        <style:background-image/>
      </style:table-cell-properties>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4" style:family="table">
      <style:table-properties style:width="15.005cm" fo:margin-left="0cm" fo:margin-right="-0.005cm" table:align="margins"/>
    </style:style>
    <style:style style:name="Tabela4.A" style:family="table-column">
      <style:table-column-properties style:column-width="11.34cm" style:rel-column-width="49526*"/>
    </style:style>
    <style:style style:name="Tabela4.B" style:family="table-column">
      <style:table-column-properties style:column-width="3.665cm" style:rel-column-width="16009*"/>
    </style:style>
    <style:style style:name="Tabe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4.B1" style:family="table-cell">
      <style:table-cell-properties fo:background-color="#cccccc" fo:padding="0.097cm" fo:border="0.002cm solid #000000">
        <style:background-image/>
      </style:table-cell-properties>
    </style:style>
    <style:style style:name="Tabela4.A2" style:family="table-cell">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fo:break-before="page"/>
    </style:style>
    <style:style style:name="P3" style:family="paragraph" style:parent-style-name="Standard">
      <style:paragraph-properties fo:text-align="center" style:justify-single-word="false" fo:break-before="page"/>
      <style:text-properties fo:font-weight="bold" style:font-weight-asian="bold"/>
    </style:style>
    <style:style style:name="P4" style:family="paragraph" style:parent-style-name="Standard">
      <style:paragraph-properties fo:line-height="150%" fo:text-align="justify" style:justify-single-word="false" fo:break-before="page"/>
    </style:style>
    <style:style style:name="P5" style:family="paragraph" style:parent-style-name="Standard">
      <style:paragraph-properties fo:line-height="150%" fo:text-align="justify" style:justify-single-word="false" fo:break-before="pag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text-properties style:font-name="Times New Roman"/>
    </style:style>
    <style:style style:name="P9" style:family="paragraph" style:parent-style-name="Standard">
      <style:paragraph-properties fo:text-align="center" style:justify-single-word="false"/>
      <style:text-properties style:font-name="Times New Roman" fo:font-weight="bold" style:font-weight-asian="bold"/>
    </style:style>
    <style:style style:name="P10" style:family="paragraph" style:parent-style-name="Standard">
      <style:paragraph-properties fo:text-align="center" style:justify-single-word="false"/>
      <style:text-properties style:font-name="Times New Roman"/>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paragraph-properties fo:line-height="150%"/>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fo:line-height="150%" fo:text-align="center" style:justify-single-word="false"/>
    </style:style>
    <style:style style:name="P15" style:family="paragraph" style:parent-style-name="Standard">
      <style:paragraph-properties fo:line-height="150%" fo:text-align="justify" style:justify-single-word="false"/>
      <style:text-properties fo:font-size="12pt" style:font-size-asian="12pt" style:font-size-complex="12pt"/>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18" style:family="paragraph" style:parent-style-name="Standard">
      <style:paragraph-properties fo:margin-left="0cm" fo:margin-right="0cm" fo:text-align="center" style:justify-single-word="false" fo:text-indent="0cm" style:auto-text-indent="false"/>
    </style:style>
    <style:style style:name="P19" style:family="paragraph" style:parent-style-name="Standard">
      <style:paragraph-properties fo:margin-left="0cm" fo:margin-right="0cm" fo:text-align="center" style:justify-single-word="false" fo:text-indent="0cm" style:auto-text-indent="false"/>
      <style:text-properties style:font-name="Times New Roman" fo:font-weight="bold" style:font-weight-asian="bold"/>
    </style:style>
    <style:style style:name="P20" style:family="paragraph" style:parent-style-name="Standard">
      <style:paragraph-properties fo:margin-left="0cm" fo:margin-right="0cm" fo:text-align="center" style:justify-single-word="false" fo:text-indent="0cm" style:auto-text-indent="false"/>
      <style:text-properties style:font-name="Times New Roman"/>
    </style:style>
    <style:style style:name="P21" style:family="paragraph" style:parent-style-name="Standard">
      <style:paragraph-properties fo:margin-left="0cm" fo:margin-right="0cm" fo:text-align="justify" style:justify-single-word="false" fo:text-indent="0cm" style:auto-text-indent="false"/>
    </style:style>
    <style:style style:name="P22" style:family="paragraph" style:parent-style-name="Standard">
      <style:paragraph-properties fo:margin-left="0cm" fo:margin-right="0cm" fo:text-align="start" style:justify-single-word="false" fo:text-indent="0cm" style:auto-text-indent="false"/>
    </style:style>
    <style:style style:name="P23" style:family="paragraph" style:parent-style-name="Standard">
      <style:paragraph-properties fo:margin-left="0cm" fo:margin-right="0cm" fo:line-height="150%" fo:text-align="justify" style:justify-single-word="false" fo:text-indent="0cm" style:auto-text-indent="false"/>
    </style:style>
    <style:style style:name="P24" style:family="paragraph" style:parent-style-name="Standard">
      <style:paragraph-properties fo:margin-left="0cm" fo:margin-right="0cm" fo:text-align="center" style:justify-single-word="false" fo:text-indent="0cm" style:auto-text-indent="false" fo:break-before="page"/>
      <style:text-properties style:font-name="Times New Roman"/>
    </style:style>
    <style:style style:name="P25" style:family="paragraph" style:parent-style-name="Standard">
      <style:paragraph-properties fo:margin-left="8.999cm" fo:margin-right="0cm" fo:text-indent="0cm" style:auto-text-indent="false"/>
    </style:style>
    <style:style style:name="P26" style:family="paragraph" style:parent-style-name="Standard">
      <style:paragraph-properties fo:margin-left="8.999cm" fo:margin-right="0cm" fo:text-align="start" style:justify-single-word="false" fo:text-indent="0cm" style:auto-text-indent="false"/>
      <style:text-properties fo:font-weight="bold" style:font-weight-asian="bold"/>
    </style:style>
    <style:style style:name="P27" style:family="paragraph" style:parent-style-name="Standard">
      <style:paragraph-properties fo:margin-left="8.999cm" fo:margin-right="0cm" fo:text-align="justify" style:justify-single-word="false" fo:text-indent="0cm" style:auto-text-indent="false"/>
    </style:style>
    <style:style style:name="P28" style:family="paragraph" style:parent-style-name="Standard">
      <style:paragraph-properties fo:margin-left="8.999cm" fo:margin-right="0cm" fo:text-align="start" style:justify-single-word="false" fo:text-indent="0cm" style:auto-text-indent="false"/>
    </style:style>
    <style:style style:name="P29" style:family="paragraph" style:parent-style-name="Standard">
      <style:paragraph-properties fo:margin-left="2cm" fo:margin-right="2cm" fo:text-align="center" style:justify-single-word="false" fo:text-indent="0cm" style:auto-text-indent="false"/>
      <style:text-properties fo:font-weight="bold" style:font-weight-asian="bold"/>
    </style:style>
    <style:style style:name="P30" style:family="paragraph" style:parent-style-name="Standard">
      <style:paragraph-properties fo:margin-left="4.001cm" fo:margin-right="0cm" fo:line-height="150%" fo:text-align="justify" style:justify-single-word="false" fo:text-indent="0cm" style:auto-text-indent="false"/>
    </style:style>
    <style:style style:name="P31" style:family="paragraph" style:parent-style-name="Standard">
      <style:paragraph-properties fo:margin-left="4.001cm" fo:margin-right="0cm" fo:line-height="100%" fo:text-align="justify" style:justify-single-word="false" fo:text-indent="0cm" style:auto-text-indent="false"/>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justify" style:justify-single-word="false"/>
      <style:text-properties fo:font-weight="bold" style:font-weight-asian="bold" style:font-weight-complex="bold"/>
    </style:style>
    <style:style style:name="P34" style:family="paragraph" style:parent-style-name="Standard" style:list-style-name="L1">
      <style:paragraph-properties fo:line-height="150%" fo:text-align="justify" style:justify-single-word="false"/>
    </style:style>
    <style:style style:name="P35" style:family="paragraph" style:parent-style-name="Standard" style:list-style-name="L3">
      <style:paragraph-properties fo:line-height="150%" fo:text-align="justify" style:justify-single-word="false"/>
    </style:style>
    <style:style style:name="P36" style:family="paragraph" style:parent-style-name="Standard">
      <style:paragraph-properties fo:line-height="150%" fo:text-align="justify" style:justify-single-word="false"/>
      <style:text-properties fo:font-size="12pt" style:font-size-asian="12pt" style:font-size-complex="12pt"/>
    </style:style>
    <style:style style:name="P37" style:family="paragraph" style:parent-style-name="Standard" style:list-style-name="L2">
      <style:paragraph-properties fo:line-height="150%" fo:text-align="justify" style:justify-single-word="false"/>
      <style:text-properties fo:font-size="12pt" style:font-size-asian="12pt" style:font-size-complex="12pt"/>
    </style:style>
    <style:style style:name="P38" style:family="paragraph" style:parent-style-name="Heading_20_1">
      <style:paragraph-properties fo:break-before="page"/>
    </style:style>
    <style:style style:name="P39" style:family="paragraph" style:parent-style-name="Heading_20_2">
      <style:paragraph-properties fo:break-before="page"/>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ize="10pt" fo:font-weight="normal" style:font-size-asian="10pt" style:font-weight-asian="normal" style:font-size-complex="10pt" style:font-weight-complex="normal"/>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color="#cc0000" style:font-name="Times New Roman" fo:font-size="10pt" fo:font-weight="bold" style:font-size-asian="10pt" style:font-weight-asian="bold" style:font-size-complex="10pt" style:font-weight-complex="bold"/>
    </style:style>
    <style:style style:name="T7" style:family="text">
      <style:text-properties fo:font-size="12pt" style:font-size-asian="12pt" style:font-size-complex="12pt"/>
    </style:style>
    <style:style style:name="T8" style:family="text">
      <style:text-properties fo:font-size="12pt" fo:language="pt" fo:country="PT" style:font-size-asian="12pt" style:font-size-complex="12pt"/>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E.S.A.R - CENTRO DE ESTUDOS E SISTEMAS AVANÇADOS DO RECIFE</text:p>
      <text:p text:style-name="P19"/>
      <text:p text:style-name="P20"/>
      <text:p text:style-name="P20"/>
      <text:p text:style-name="P20"/>
      <text:p text:style-name="P20"/>
      <text:p text:style-name="P20"/>
      <text:p text:style-name="P20">EURISTENHO QUEIROZ DE OLIVEIRA JÚNIOR</text:p>
      <text:p text:style-name="P8"/>
      <text:p text:style-name="P8"/>
      <text:p text:style-name="P8"/>
      <text:p text:style-name="P8"/>
      <text:p text:style-name="P8"/>
      <text:p text:style-name="P8"/>
      <text:p text:style-name="P8"/>
      <text:p text:style-name="P8"/>
      <text:p text:style-name="P8"/>
      <text:p text:style-name="P8"/>
      <text:p text:style-name="P8"/>
      <text:p text:style-name="P11"/>
      <text:p text:style-name="P11"/>
      <text:p text:style-name="P6"><text:span text:style-name="Strong_20_Emphasis"><text:span text:style-name="T4">Um modelo de processo de desenvolvimento de software na Secretaria de Planejamento, Orçamento e Gestão da Prefeitura Municipal de Fortaleza, utilizando métricas eficazes de qualidade</text:span></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0"/>
      <text:p text:style-name="P10"/>
      <text:p text:style-name="P10"/>
      <text:p text:style-name="P10"/>
      <text:p text:style-name="P10">RECIFE</text:p>
      <text:p text:style-name="P10">2014</text:p>
      <text:p text:style-name="P24">EURISTENHO QUEIROZ DE OLIVEIRA JÚNIOR</text:p>
      <text:p text:style-name="P20"/>
      <text:p text:style-name="P20"/>
      <text:p text:style-name="P20"/>
      <text:p text:style-name="P20"/>
      <text:p text:style-name="P20"/>
      <text:p text:style-name="P20"/>
      <text:p text:style-name="P20"/>
      <text:p text:style-name="P20"/>
      <text:p text:style-name="P20"/>
      <text:p text:style-name="P18"><text:span text:style-name="Strong_20_Emphasis"><text:span text:style-name="T3">Um modelo de processo de desenvolvimento de software na Secretaria de Planejamento, Orçamento e Gestão da Prefeitura Municipal de Fortaleza, utilizando métricas eficazes de qualidade</text:span></text:span></text:p>
      <text:p text:style-name="P18"><text:span text:style-name="Strong_20_Emphasis"><text:span text:style-name="T1"/></text:span></text:p>
      <text:p text:style-name="P25"><text:span text:style-name="Strong_20_Emphasis"><text:span text:style-name="T2">Dissertação <text:s text:c="3"/>apresentada <text:s text:c="2"/>ao <text:s text:c="3"/>programa <text:s text:c="2"/>de Mestrado Profissional em <text:s text:c="2"/>Engenharia <text:s/>de Software <text:s text:c="2"/>do <text:s text:c="2"/>Centro <text:s text:c="2"/>de <text:s text:c="2"/>Estudos <text:s text:c="2"/>e <text:s text:c="2"/>Sistemas <text:s text:c="4"/>Avançados <text:s text:c="3"/>do <text:s text:c="3"/>Recife <text:s text:c="5"/>– <text:s text:c="3"/>C.E.S.A.R <text:s text:c="2"/>– <text:s text:c="3"/>como <text:s text:c="2"/>requisito <text:s text:c="2"/>para <text:s text:c="3"/>a obtenção <text:s text:c="2"/>do <text:s text:c="5"/>título <text:s text:c="2"/>de <text:s text:c="3"/>Mestre <text:s text:c="4"/>em <text:s text:c="2"/>Engenharia de Software</text:span></text:span></text:p>
      <text:p text:style-name="P25"><text:span text:style-name="Strong_20_Emphasis"><text:span text:style-name="T2"/></text:span></text:p>
      <text:p text:style-name="P25"><text:span text:style-name="Strong_20_Emphasis"><text:span text:style-name="T2">Orientação: Prof.(a).Dr.(a) Felipe Furtado</text:span></text:span></text:p>
      <text:p text:style-name="P25"><text:span text:style-name="Strong_20_Emphasis"><text:span text:style-name="T2"/></text:span></text:p>
      <text:p text:style-name="P25"><text:span text:style-name="Strong_20_Emphasis"><text:span text:style-name="T2"/></text:span></text:p>
      <text:p text:style-name="P25"><text:span text:style-name="Strong_20_Emphasis"><text:span text:style-name="T2"/></text:span></text:p>
      <text:p text:style-name="P25"><text:span text:style-name="Strong_20_Emphasis"><text:span text:style-name="T2"/></text:span></text:p>
      <text:p text:style-name="Standard"><text:span text:style-name="Strong_20_Emphasis"><text:span text:style-name="T3"/></text:span></text:p>
      <text:p text:style-name="P3"><text:span text:style-name="Strong_20_Emphasis"><text:span text:style-name="T3">C.E.S.A.R - CENTRO DE ESTUDOS E SISTEMAS AVANÇADOS DO RECIFE</text:span></text:span></text:p>
      <text:p text:style-name="P7"><text:span text:style-name="Strong_20_Emphasis"><text:span text:style-name="T3"/></text:span></text:p>
      <text:p text:style-name="P7"><text:span text:style-name="Strong_20_Emphasis"><text:span text:style-name="T3"/></text:span></text:p>
      <text:p text:style-name="P7"><text:span text:style-name="Strong_20_Emphasis"><text:span text:style-name="T3"/></text:span></text:p>
      <text:p text:style-name="P17"><text:span text:style-name="Strong_20_Emphasis"><text:span text:style-name="T3"/></text:span></text:p>
      <text:p text:style-name="P29"><text:span text:style-name="Strong_20_Emphasis"><text:span text:style-name="T3">Um modelo de processo de desenvolvimento de software na Secretaria de Planejamento, Orçamento e Gestão da Prefeitura Municipal de Fortaleza, utilizando métricas eficazes de qualidade</text:span></text:span></text:p>
      <text:p text:style-name="P17"><text:span text:style-name="Strong_20_Emphasis"><text:span text:style-name="T3">EURISTENHO QUEIROZ DE OLIVEIRA JÚNIOR</text:span></text:span></text:p>
      <text:p text:style-name="P17"><text:span text:style-name="Strong_20_Emphasis"><text:span text:style-name="T3"/></text:span></text:p>
      <text:p text:style-name="P17"><text:span text:style-name="Strong_20_Emphasis"><text:span text:style-name="T3"/></text:span></text:p>
      <text:p text:style-name="P17"><text:span text:style-name="Strong_20_Emphasis"><text:span text:style-name="T3"/></text:span></text:p>
      <text:p text:style-name="P17"><text:span text:style-name="Strong_20_Emphasis"><text:span text:style-name="T3"/></text:span></text:p>
      <text:p text:style-name="P27"><text:span text:style-name="Strong_20_Emphasis"><text:span text:style-name="T2">Dissertação <text:s text:c="3"/>apresentada <text:s text:c="5"/>ao programa <text:s text:c="2"/>de Mestrado Profissional em Engenharia <text:s/>de Software do Centro de <text:s text:c="2"/>Estudos <text:s text:c="2"/>e <text:s text:c="2"/>Sistemas <text:s text:c="3"/>Avançados do Recife <text:s text:c="3"/>– <text:s text:c="3"/>C.E.S.A.R – <text:s/>como requisito para a obtenção do título de <text:s/>Mestre <text:s text:c="2"/>em <text:s text:c="2"/>Engenharia de Software</text:span></text:span></text:p>
      <text:p text:style-name="P25"><text:span text:style-name="Strong_20_Emphasis"><text:span text:style-name="T2"/></text:span></text:p>
      <text:p text:style-name="P28"><text:span text:style-name="Strong_20_Emphasis"><text:span text:style-name="T2">Orientação: Prof.(a).Dr.(a) Felipe Furtado</text:span></text:span></text:p>
      <text:p text:style-name="P26"><text:span text:style-name="Strong_20_Emphasis"><text:span text:style-name="T2"/></text:span></text:p>
      <text:p text:style-name="P26"><text:span text:style-name="Strong_20_Emphasis"><text:span text:style-name="T2"/></text:span></text:p>
      <text:p text:style-name="P26"><text:span text:style-name="Strong_20_Emphasis"><text:span text:style-name="T2"/></text:span></text:p>
      <text:p text:style-name="P26"><text:span text:style-name="Strong_20_Emphasis"><text:span text:style-name="T2">Data de Aprovação:</text:span></text:span></text:p>
      <text:p text:style-name="P26"><text:span text:style-name="Strong_20_Emphasis"><text:span text:style-name="T2">___ / ___ / 2014</text:span></text:span></text:p>
      <text:p text:style-name="P26"><text:span text:style-name="Strong_20_Emphasis"><text:span text:style-name="T2"/></text:span></text:p>
      <text:p text:style-name="P26"><text:span text:style-name="Strong_20_Emphasis"><text:span text:style-name="T2"/></text:span></text:p>
      <text:p text:style-name="P26"><text:span text:style-name="Strong_20_Emphasis"><text:span text:style-name="T2">Banca Examinadora:</text:span></text:span></text:p>
      <text:p text:style-name="P26"><text:span text:style-name="Strong_20_Emphasis"><text:span text:style-name="T2"/></text:span></text:p>
      <text:p text:style-name="P26"><text:span text:style-name="Strong_20_Emphasis"><text:span text:style-name="T2"/></text:span></text:p>
      <text:p text:style-name="P26"><text:span text:style-name="Strong_20_Emphasis"><text:span text:style-name="T2"/></text:span></text:p>
      <text:p text:style-name="P26"><text:span text:style-name="Strong_20_Emphasis"><text:span text:style-name="T2">______________________________</text:span></text:span></text:p>
      <text:p text:style-name="P26"><text:span text:style-name="Strong_20_Emphasis"><text:span text:style-name="T2">Prof. </text:span></text:span><text:span text:style-name="Strong_20_Emphasis"><text:span text:style-name="T6">FALTA COLOCAR</text:span></text:span></text:p>
      <text:p text:style-name="Standard"><text:span text:style-name="Strong_20_Emphasis"><text:span text:style-name="T2"/></text:span></text:p>
      <text:p text:style-name="P26"><text:span text:style-name="Strong_20_Emphasis"><text:span text:style-name="T2"/></text:span></text:p>
      <text:p text:style-name="P2"><text:span text:style-name="Strong_20_Emphasis"><text:span text:style-name="T3">Dedicatória</text:span></text:span></text:p>
      <text:p text:style-name="P6"><text:span text:style-name="Strong_20_Emphasis"><text:span text:style-name="T2"/></text:span></text:p>
      <text:p text:style-name="P2"><text:span text:style-name="Strong_20_Emphasis"><text:span text:style-name="T3">Agradecimentos</text:span></text:span></text:p>
      <text:p text:style-name="P2"><text:span text:style-name="Strong_20_Emphasis"><text:span text:style-name="T3">Resumo</text:span></text:span></text:p>
      <text:p text:style-name="P2"><text:span text:style-name="Strong_20_Emphasis"><text:span text:style-name="T3">Abstract</text:span></text:span></text:p>
      <text:p text:style-name="P2"><text:span text:style-name="Strong_20_Emphasis"><text:span text:style-name="T3">Sumário</text:span></text:span></text:p>
      <text:h text:style-name="P38" text:outline-level="1"><text:span text:style-name="Strong_20_Emphasis"><text:span text:style-name="T3">1 INTRODUÇÃO</text:span></text:span></text:h>
      <text:p text:style-name="P13"><text:span text:style-name="Strong_20_Emphasis"><text:span text:style-name="T3"/></text:span></text:p>
      <text:p text:style-name="P13"><text:span text:style-name="Strong_20_Emphasis"><text:span text:style-name="T3"/></text:span></text:p>
      <text:p text:style-name="P13"><text:span text:style-name="Strong_20_Emphasis"><text:span text:style-name="T3"/></text:span></text:p>
      <text:h text:style-name="Heading_20_2" text:outline-level="2"><text:span text:style-name="Strong_20_Emphasis"><text:span text:style-name="T3"><text:tab/>1.1 MOTIVAÇÃO</text:span></text:span></text:h>
      <text:h text:style-name="P39" text:outline-level="2"><text:span text:style-name="Strong_20_Emphasis"><text:span text:style-name="T5">1.2 PROBLEMA</text:span></text:span></text:h>
      <text:p text:style-name="P13"><text:span text:style-name="Strong_20_Emphasis"><text:span text:style-name="T3"/></text:span></text:p>
      <text:p text:style-name="P13"><text:span text:style-name="Strong_20_Emphasis"><text:span text:style-name="T3"><text:tab/>Uma das grandes dificuldades dos profissionais que gerenciam projetos e coordenam equipes de desenvolvimento de software no setor público, é analisar, desenhar e propor um modelo de processo de desenvolvimento de sistemas adaptado as características particulares do universo de uma Prefeitura.</text:span></text:span></text:p>
      <text:p text:style-name="P13"><text:span text:style-name="Strong_20_Emphasis"><text:span text:style-name="T3"/></text:span></text:p>
      <text:p text:style-name="P13"><text:span text:style-name="Strong_20_Emphasis"><text:span text:style-name="T3"><text:tab/>Diante dos inúmeras métodos de desenvolvimento e das técnicas empregadas em cada metodologia, sejam elas tradicionais ou ágeis, é bem verdade que o conhecimento aprofundado teórico de como funciona a sua utilização, não garante o sucesso da equipe na entrega de produtos de qualidade.</text:span></text:span></text:p>
      <text:p text:style-name="P13"><text:span text:style-name="Strong_20_Emphasis"><text:span text:style-name="T3"/></text:span></text:p>
      <text:p text:style-name="P13"><text:span text:style-name="Strong_20_Emphasis"><text:span text:style-name="T3"><text:tab/>Segundo Enock Godoy de Souza e Nicolau Reinhard (2012) deve ser levado em consideração os fatores ambientais do ambiente público, as características técnicas, políticas e organizacionais dos projetos, nas quais em seu trabalho, Enock e Nicolau não chegam a conclusão de afirmar ou negar a aplicabilidade das chamadas “melhores práticas” no gerenciamento de projetos, e deixam em aberto para trabalhos futuros, a proposta deste trabalho de elaboração de um plano de desenvolvimento de software para equipes de TI de Prefeituras que desejam entregar softwares de qualidade.</text:span></text:span></text:p>
      <text:p text:style-name="P13"><text:span text:style-name="Strong_20_Emphasis"><text:span text:style-name="T3"/></text:span></text:p>
      <text:p text:style-name="P13"><text:span text:style-name="Strong_20_Emphasis"><text:span text:style-name="T3"><text:tab/>A Secretaria de Planejamento, Orçamento e Gestão da Prefeitura Municipal de Fortaleza (SEPOG) possui uma equipe de TI na qual precisa gerenciar 8 sistemas implantados, 3 projetos em fase de implantação e 40 projetos a serem aprovados para desenvolvimento, dentre os quais existe uma limitação física de pessoas no quadro para atender com qualidade as diferentes demandas com os mais variados tipos de clientes.</text:span></text:span></text:p>
      <text:p text:style-name="P13"><text:span text:style-name="Strong_20_Emphasis"><text:span text:style-name="T3"/></text:span></text:p>
      <text:p text:style-name="P13"><text:span text:style-name="Strong_20_Emphasis"><text:span text:style-name="T3"><text:tab/>Esta pesquisa possui a linha de realizar um estudo de caso sobre o cenário da SEPOG de forma a propor um processo de desenvolvimento de software adaptativo, definido para cada projeto, aliando técnicas motivacionais a equipe, com a utilização de métricas eficazes de qualidade no processo de construção/manutenção de cada sistema </text:span></text:span><text:soft-page-break/><text:span text:style-name="Strong_20_Emphasis"><text:span text:style-name="T3">utilizando a mesma equipe para os diferentes sistemas.</text:span></text:span></text:p>
      <text:p text:style-name="P13"><text:span text:style-name="Strong_20_Emphasis"><text:span text:style-name="T3"/></text:span></text:p>
      <text:p text:style-name="P13"><text:span text:style-name="Strong_20_Emphasis"><text:span text:style-name="T3"><text:tab/>Essa realidade que não é só vivenciada pela SEPOG, mas por todas as outras Secretarias da Prefeitura de Fortaleza, e pelo Governo do Estado do Ceará, no qual anseiam por um estudo acadêmico <text:s/>que possa ser apresentado a estas secretarias, de como enfrentar estes obstáculos, atendendo os requisitos de qualidade de software fornecidos por estas instituições, gerenciando os conflitos de interesses entre os departamentos solicitantes do Órgão, buscando satisfação no uso das soluções por seus usuários, alinhada as metas exigidas pela Alta Direção. </text:span></text:span></text:p>
      <text:p text:style-name="P13"><text:span text:style-name="Strong_20_Emphasis"><text:span text:style-name="T3"/></text:span></text:p>
      <text:p text:style-name="P13"><text:span text:style-name="Strong_20_Emphasis"><text:span text:style-name="T3">1.2.1 Objetivo geral</text:span></text:span></text:p>
      <text:p text:style-name="P13"><text:span text:style-name="Strong_20_Emphasis"><text:span text:style-name="T3"/></text:span></text:p>
      <text:p text:style-name="P13"><text:span text:style-name="Strong_20_Emphasis"><text:span text:style-name="T3"><text:tab/>Elaborar um modelo de processo de software adaptativo, baseado nas metodologias ágeis e tradicionais na Secretaria de Planejamento, Orçamento e Gestão da Prefeitura Municipal de Fortaleza.</text:span></text:span></text:p>
      <text:h text:style-name="Heading_20_3" text:outline-level="3"><text:span text:style-name="Strong_20_Emphasis"><text:span text:style-name="T3">1.2.2 Objetivos específicos</text:span></text:span></text:h>
      <text:p text:style-name="P13"><text:span text:style-name="Strong_20_Emphasis"><text:span text:style-name="T3"/></text:span></text:p>
      <text:list xml:id="list3812045416595497186" text:style-name="L1">
        <text:list-item>
          <text:p text:style-name="P34"><text:span text:style-name="Strong_20_Emphasis"><text:span text:style-name="T3">Descrever os cenários identificados no departamento de TI da Secretaria de Planejamento, Orçamento e Gestão da Prefeitura de Fortaleza;</text:span></text:span></text:p>
        </text:list-item>
        <text:list-item>
          <text:p text:style-name="P34"><text:span text:style-name="Strong_20_Emphasis"><text:span text:style-name="T3">Analisar as metodologias de desenvolvimento de sistema do mercado adequando aos cenários do setor público;</text:span></text:span></text:p>
        </text:list-item>
        <text:list-item>
          <text:p text:style-name="P34"><text:span text:style-name="Strong_20_Emphasis"><text:span text:style-name="T3">Inferir medições e indicadores de desempenho para avaliar o processo de desenvolvimento proposto;</text:span></text:span></text:p>
        </text:list-item>
        <text:list-item>
          <text:p text:style-name="P34"><text:span text:style-name="Strong_20_Emphasis"><text:span text:style-name="T3">Analisar as características dos projetos de desenvolvimento de software do setor público;</text:span></text:span></text:p>
        </text:list-item>
        <text:list-item>
          <text:p text:style-name="P34"><text:span text:style-name="Strong_20_Emphasis"><text:span text:style-name="T3">Propor um plano de processo de desenvolvimento adaptativo para o departamento de TI do setor público;</text:span></text:span></text:p>
        </text:list-item>
        <text:list-item>
          <text:p text:style-name="P34"><text:span text:style-name="Strong_20_Emphasis"><text:span text:style-name="T3">Estabelecer e validar métricas de acompanhamento e organizacionais sobre o plano proposto;</text:span></text:span></text:p>
          <text:p text:style-name="P34"><text:span text:style-name="Strong_20_Emphasis"><text:span text:style-name="T3"/></text:span></text:p>
        </text:list-item>
      </text:list>
      <text:p text:style-name="P13"><text:soft-page-break/><text:span text:style-name="Strong_20_Emphasis"><text:span text:style-name="T3">1.3 JUSTIFICATIVA</text:span></text:span></text:p>
      <text:p text:style-name="P12"><text:span text:style-name="Strong_20_Emphasis"><text:span text:style-name="T2"><text:tab/></text:span></text:span></text:p>
      <text:p text:style-name="P13"><text:span text:style-name="Strong_20_Emphasis"><text:span text:style-name="T2"><text:tab/></text:span></text:span><text:span text:style-name="Strong_20_Emphasis"><text:span text:style-name="T3">Com base nas motivações apresentadas anteriormente e na carência de um estudo aprofundado sobre um modelo mais adequado do processo de desenvolvimento de software na Prefeitura Municipal de Fortaleza, deseja-se realizar um experimento, coletando dados, inferindo variáveis de desempenho e observando os resultados, objetivando fundamentar esta pesquisa e propor um modelo de desenvolvimento específico, voltado para o ecossistema de uma administração municipal. <text:s/></text:span></text:span></text:p>
      <text:p text:style-name="P13"><text:span text:style-name="Strong_20_Emphasis"><text:span text:style-name="T3"/></text:span></text:p>
      <text:p text:style-name="P13"><text:span text:style-name="Strong_20_Emphasis"><text:span text:style-name="T3"><text:tab/>A Prefeitura de Fortaleza possui em 2014, 37 (trinta e sete) secretarias envolvendo a administração direta e indireta, a maioria destas secretarias possui um departamento de TI próprio, responsável por produzir os softwares específicos de acordo com o objeto fim de suas secretarias. Os departamentos de TI, apesar de produzirem softwares pra diferentes segmentos como: mobilidade urbana, transporte público, saúde, administração pública, dentre outras áreas, estes possuem características e cenários bem similares entre todos os departamentos de TI; manter softwares recebidos através de licitações (muitas das vezes softwares recebidos de empresas com qualidade técnica péssima, as quais traz desmotivação da equipe do departamento de TI em manter este código), manter softwares já implantados produzidos pela equipe de TI do município, desenvolver novas funcionalidades dos softwares já</text:span></text:span><text:span text:style-name="Strong_20_Emphasis"><text:span text:style-name="T2"> </text:span></text:span><text:span text:style-name="Strong_20_Emphasis"><text:span text:style-name="T3">implantados e desenvolver novos sistemas. Diante desse ecossistema de cenários vivenciados no departamento de TI, a equipe é limitada e o coordenador do departamento precisa estabelecer um plano de processo de desenvolvimento adaptativo, capaz de gerenciar e minimizar os conflitos, entregando as atividades nos prazos, motivando sempre a equipe e garantindo qualidade no serviço prestado pelo departamento de TI para com a secretaria fim e principalmente para o cidadão de Fortaleza que estará utilizando a modernização da máquina pública.</text:span></text:span></text:p>
      <text:p text:style-name="P13"><text:span text:style-name="Strong_20_Emphasis"><text:span text:style-name="T3"/></text:span></text:p>
      <text:p text:style-name="P13"><text:span text:style-name="Strong_20_Emphasis"><text:span text:style-name="T3"><text:tab/>O Governo do Estado do Ceará também partilha deste mesmo problema. O Coordenador <text:s/>de TI da Secretaria de Planejamento e Gestão do Estado do Ceará, João Alcides De Oliveira Guerra, relata que o grande problema recai sobre a falta de material </text:span></text:span><text:soft-page-break/><text:span text:style-name="Strong_20_Emphasis"><text:span text:style-name="T3">teórico abordando as novas metodologias de desenvolvimento como TDD, SCRUM, PMBOK, atendendo os novos conceitos de versatilidade, produtividade e qualidade de softwares, voltados para o ambiente público. Observando caraterísticas específicas encontradas no setor público que dificultam a implantação de um processo de desenvolvimento de software que atenda os requisitos esperados pela organização.</text:span></text:span></text:p>
      <text:p text:style-name="P13"><text:span text:style-name="Strong_20_Emphasis"><text:span text:style-name="T3"/></text:span></text:p>
      <text:p text:style-name="P13"><text:span text:style-name="Strong_20_Emphasis"><text:span text:style-name="T3"><text:tab/>Segundo Rose Mary e Waldomiro Vergueiro (2003), que realizaram grandes observações sobre particularidades do serviço público como clientelismo e descompromisso, grande rotatividade de pessoal e descontinuidade administrativa, apontaram em seu trabalho direcionamentos para o problema como a importância da valorização contínua do ser humano nestas organizações, mas não só isso. Seus trabalhos clarificam questões como a necessidade da existência de um planejamento estratégico, diretrizes claras, missão, valores e objetivos de longo prazo, dentre outros elementos ausentes associados aos fatores políticos, dificultam a gestão da qualidade no setor público.</text:span></text:span></text:p>
      <text:p text:style-name="P13"><text:span text:style-name="Strong_20_Emphasis"><text:span text:style-name="T3"/></text:span></text:p>
      <text:p text:style-name="P13"><text:span text:style-name="Strong_20_Emphasis"><text:span text:style-name="T3"><text:tab/>O trabalho de Rosy e Waldomiro contribuíram com aspectos relevantes encontrados no setor público, servindo de embasamento de causa para a construção desta dissertação, nas quais precisarão ser melhor aprofundados, focando na área de desenvolvimento de software.</text:span></text:span></text:p>
      <text:p text:style-name="P13"><text:span text:style-name="Strong_20_Emphasis"><text:span text:style-name="T3"/></text:span></text:p>
      <text:p text:style-name="P13"><text:span text:style-name="Strong_20_Emphasis"><text:span text:style-name="T3">Considerando que:</text:span></text:span></text:p>
      <text:p text:style-name="P13"><text:span text:style-name="Strong_20_Emphasis"><text:span text:style-name="T3"/></text:span></text:p>
      <text:p text:style-name="P30"><text:span text:style-name="Strong_20_Emphasis"><text:span text:style-name="T2">O uso de abstrações, incluindo modelos e modelagem, é uma característica essencial do desenvolvimento de software devido à complexidade inerente de software. Desta forma modelos de referência e o processo de modelagem são fundamentais para o avanço da engenharia de software. Nos últimos tempos, Melhoria de Processo de Software (MPS) baseado em Modelos de Capacidade de Processo, “tem se tornado uma força importante na indústria de software global”</text:span></text:span></text:p>
      <text:p text:style-name="P30"><text:span text:style-name="Strong_20_Emphasis"><text:span text:style-name="T2">( Alessandra Zoucas, Marcello Thiry , 2009, pp-1)</text:span></text:span></text:p>
      <text:p text:style-name="P13"><text:span text:style-name="Strong_20_Emphasis"><text:span text:style-name="T2"><text:tab/></text:span></text:span><text:span text:style-name="Strong_20_Emphasis"><text:span text:style-name="T3">Essa dissertação busca apresentar um estudo de caso na Prefeitura de Fortaleza, </text:span></text:span><text:soft-page-break/><text:span text:style-name="Strong_20_Emphasis"><text:span text:style-name="T3">coletando e confrontando informações com o governo do estado do Ceará, objetivando propor um modelo de desenvolvimento de software adaptativo, condizente com as novas metodologias empregadas na Engenharia de Software voltado para o setor público, para que os coordenadores, gerentes, diretores de TI, professores de engenharia, e interessados no assunto, possam obter mais informações científicas sobre as evidências encontradas no desenvolvimento de software diante dos cenários dos departamentos de TI no setor público.</text:span></text:span></text:p>
      <text:p text:style-name="P13"><text:span text:style-name="Strong_20_Emphasis"><text:span text:style-name="T3"/></text:span></text:p>
      <text:p text:style-name="P13"><text:span text:style-name="Strong_20_Emphasis"><text:span text:style-name="T3">1.4 ESTRUTURA DA DISSERTAÇÃO</text:span></text:span></text:p>
      <text:p text:style-name="P13"><text:span text:style-name="Strong_20_Emphasis"><text:span text:style-name="T3"/></text:span></text:p>
      <text:p text:style-name="P13"><text:span text:style-name="Strong_20_Emphasis"><text:span text:style-name="T3"><text:tab/>Esse trabalho acadêmico stricto sensu está disposto em sete capítulos, nos quais se encontram estruturados do seguinte modo, excluindo o introdutório:</text:span></text:span></text:p>
      <text:p text:style-name="P13"><text:span text:style-name="Strong_20_Emphasis"><text:span text:style-name="T3"/></text:span></text:p>
      <text:p text:style-name="P13"><text:span text:style-name="Strong_20_Emphasis"><text:span text:style-name="T3"><text:tab/>O capítulo 2 aborda as diferenças de gestão do setor público versus setor privado, destacando as principais características ambientais que influenciam uma equipe de TI no seu desenvolvimento de sistemas.</text:span></text:span></text:p>
      <text:p text:style-name="P13"><text:span text:style-name="Strong_20_Emphasis"><text:span text:style-name="T2"/></text:span></text:p>
      <text:p text:style-name="P13"><text:a xlink:type="simple" xlink:href="http://www.scielo.br/pdf/rap/v44n2/12.pdf"><text:span text:style-name="Strong_20_Emphasis"><text:span text:style-name="T2">http://www.scielo.br/pdf/rap/v44n2/12.pdf</text:span></text:span></text:a></text:p>
      <text:p text:style-name="P13"><text:span text:style-name="Strong_20_Emphasis"><text:span text:style-name="T2"/></text:span></text:p>
      <text:p text:style-name="P13"><text:a xlink:type="simple" xlink:href="http://seer.enap.gov.br/index.php/RSP/article/view/361/367"><text:span text:style-name="Strong_20_Emphasis"><text:span text:style-name="T2">http://seer.enap.gov.br/index.php/RSP/article/view/361/367</text:span></text:span></text:a></text:p>
      <text:p text:style-name="P13"><text:span text:style-name="Strong_20_Emphasis"><text:span text:style-name="T2"/></text:span></text:p>
      <text:p text:style-name="P13"><text:span text:style-name="Strong_20_Emphasis"><text:span text:style-name="T2"/></text:span></text:p>
      <text:p text:style-name="P13"><text:span text:style-name="Strong_20_Emphasis"><text:span text:style-name="T2"><text:tab/>No capítulo 3: Metodologias Ágeis</text:span></text:span></text:p>
      <text:p text:style-name="P13"><text:span text:style-name="Strong_20_Emphasis"><text:span text:style-name="T2"><text:tab/></text:span></text:span><text:a xlink:type="simple" xlink:href="http://deschamps.blog.com/files/2014/01/Pesquisa-sobre-Métodos-Ágeis-nas-empresas-de-software.pdf"><text:span text:style-name="Strong_20_Emphasis"><text:span text:style-name="T2">http://deschamps.blog.com/files/2014/01/Pesquisa-sobre-M%C3%A9todos-%C3%81geis-nas-empresas-de-software.pdf</text:span></text:span></text:a></text:p>
      <text:p text:style-name="P13"><text:span text:style-name="Strong_20_Emphasis"><text:span text:style-name="T2">Métricas</text:span></text:span></text:p>
      <text:p text:style-name="P13"><text:a xlink:type="simple" xlink:href="http://bdm.bce.unb.br/handle/10483/7027"><text:span text:style-name="Strong_20_Emphasis"><text:span text:style-name="T2">http://bdm.bce.unb.br/handle/10483/7027</text:span></text:span></text:a></text:p>
      <text:p text:style-name="P13"><text:span text:style-name="Strong_20_Emphasis"><text:span text:style-name="T2"/></text:span></text:p>
      <text:p text:style-name="P13"><text:a xlink:type="simple" xlink:href="https://repositorio.uninove.br/xmlui/bitstream/handle/123456789/455/559-1011-1-RV%20-%20a%20rel%20entre%20o%20proc%20de%20tomada%20de%20decisao.pdf?sequence=1"><text:span text:style-name="Strong_20_Emphasis"><text:span text:style-name="T2">https://repositorio.uninove.br/xmlui/bitstream/handle/123456789/455/559-1011-1-RV%20-%20a%20rel%20entre%20o%20proc%20de%20tomada%20de%20decisao.pdf?sequence=1</text:span></text:span></text:a></text:p>
      <text:p text:style-name="P13"><text:span text:style-name="Strong_20_Emphasis"><text:span text:style-name="T2"/></text:span></text:p>
      <text:p text:style-name="P13"><text:span text:style-name="Strong_20_Emphasis"><text:span text:style-name="T2">http://200.17.137.109:8081/novobsi/bsi-na-ufrpe-recife/trabalhos-de-conclusao-de-curso/2013.2/Conjunto%20de%20metricas%20para%20suporte%20aos%20principios%20do%20desenvolvimento%20agil%20de%20software%20.pdf</text:span></text:span></text:p>
      <text:p text:style-name="P13"><text:soft-page-break/><text:span text:style-name="Strong_20_Emphasis"><text:span text:style-name="T2"/></text:span></text:p>
      <text:p text:style-name="P13"><text:span text:style-name="Strong_20_Emphasis"><text:span text:style-name="T2"/></text:span></text:p>
      <text:p text:style-name="P13"><text:span text:style-name="Strong_20_Emphasis"><text:span text:style-name="T2"/></text:span></text:p>
      <text:p text:style-name="P13"><text:span text:style-name="Strong_20_Emphasis"><text:span text:style-name="T2"><text:tab/>Capítulo 4: Metodologias Tradicionais</text:span></text:span></text:p>
      <text:p text:style-name="P13"><text:span text:style-name="Strong_20_Emphasis"><text:span text:style-name="T2"/></text:span></text:p>
      <text:p text:style-name="P13"><text:span text:style-name="Strong_20_Emphasis"><text:span text:style-name="T2"><text:tab/>Capítulo 5: Metodologias Ágeis x Tradicionais</text:span></text:span></text:p>
      <text:p text:style-name="P13"><text:span text:style-name="Strong_20_Emphasis"><text:span text:style-name="T2">file:///home/solomonkane/Downloads/Met._Ageis.pdf</text:span></text:span></text:p>
      <text:p text:style-name="P13"><text:span text:style-name="Strong_20_Emphasis"><text:span text:style-name="T2"/></text:span></text:p>
      <text:p text:style-name="P13"><text:span text:style-name="Strong_20_Emphasis"><text:span text:style-name="T2"><text:tab/>Capítulo 6: Realizar dois Estudos de Caso para avaliar a aplicabilidade do modelo de processo de desenvolvimento proposto</text:span></text:span></text:p>
      <text:p text:style-name="P13"><text:span text:style-name="Strong_20_Emphasis"><text:span text:style-name="T2"/></text:span></text:p>
      <text:p text:style-name="P13"><text:span text:style-name="Strong_20_Emphasis"><text:span text:style-name="T2"><text:tab/>Capítulo 7: Conclusão e Trabalhos Futuros</text:span></text:span></text:p>
      <text:p text:style-name="P13"><text:span text:style-name="Strong_20_Emphasis"><text:span text:style-name="T2"/></text:span></text:p>
      <text:p text:style-name="P4"><text:span text:style-name="Strong_20_Emphasis"><text:span text:style-name="T3">ENTENDENDO AS CARACTERÍSTICAS ORGANIZACIONAIS DO SETOR PÚBLICO E PRIVADO</text:span></text:span></text:p>
      <text:p text:style-name="P13"><text:span text:style-name="Strong_20_Emphasis"><text:span text:style-name="T3"/></text:span></text:p>
      <text:p text:style-name="P13"><text:span text:style-name="Strong_20_Emphasis"><text:span text:style-name="T3"><text:tab/>Neste capítulo iremos compreender as particularidades do ambiente público e privado, buscando compreender as diferenças entre esses dois ecossistemas. Dentre os quais contribuem significativamente no desempenho de suas equipes de Tecnologia da Informação (TI). </text:span></text:span></text:p>
      <text:p text:style-name="P13"><text:span text:style-name="Strong_20_Emphasis"><text:span text:style-name="T3"/></text:span></text:p>
      <text:p text:style-name="P13"><text:span text:style-name="Strong_20_Emphasis"><text:span text:style-name="T3"/></text:span></text:p>
      <text:p text:style-name="P13"><text:span text:style-name="Strong_20_Emphasis"><text:span text:style-name="T3">UM OLHAR NO MODELO DE GESTÃO MUNICIPAL</text:span></text:span></text:p>
      <text:p text:style-name="P13"><text:span text:style-name="Strong_20_Emphasis"><text:span text:style-name="T3"/></text:span></text:p>
      <text:p text:style-name="P13"><text:span text:style-name="Strong_20_Emphasis"><text:span text:style-name="T3">Fatores Ambientais</text:span></text:span></text:p>
      <text:p text:style-name="P13"><text:span text:style-name="Strong_20_Emphasis"><text:span text:style-name="T3"/></text:span></text:p>
      <text:p text:style-name="P13"><text:span text:style-name="Strong_20_Emphasis"><text:span text:style-name="T3"><text:tab/>Para que se possa entender como funciona a estrutura e a organização da máquina pública, precisamos começar pela compreensão da etimologia da expressão “Administração Pública”. A palavra administração vem do latim ad (direção) e minister (obediência), nos implica afirma que, o administrador dirigirá obedecendo à vontade de quem o contratou. Levando para o contexto público, o administrador público irá conduzir seus trabalhos procurando atender às necessidades da população que o elegeu (obediência ao seu objetivo). </text:span></text:span></text:p>
      <text:p text:style-name="P13"><text:span text:style-name="Strong_20_Emphasis"><text:span text:style-name="T3"/></text:span></text:p>
      <text:p text:style-name="P13"><text:span text:style-name="Strong_20_Emphasis"><text:span text:style-name="T3"><text:tab/>A definição de Daft, RICHARD L (2010:06) engloba as quatro funções da Administração: planejar, organizar, dirigir e controlar seguido dos objetivos: a eficiência e a eficácia.</text:span></text:span></text:p>
      <text:p text:style-name="P13"><text:span text:style-name="Strong_20_Emphasis"><text:span text:style-name="T3"/></text:span></text:p>
      <text:p text:style-name="P13"><text:span text:style-name="Strong_20_Emphasis"><text:span text:style-name="T3"><text:tab/>Alguns dos grandes desafios apresentados para a administração pública são: a gestão da estrutura, a busca pelas melhores informações em tempo ágil e a utilização dessas informações de forma efetiva e consone à estratégia do gestor público, alinhando-as, por fim, aos anseios dos cidadãos e a processos controlados e efetivos (Pfeiffer, 2000; Rezende, 2005). </text:span></text:span></text:p>
      <text:p text:style-name="P13"><text:span text:style-name="Strong_20_Emphasis"><text:span text:style-name="T3"/></text:span></text:p>
      <text:p text:style-name="P4"><text:span text:style-name="Strong_20_Emphasis"><text:span text:style-name="T3"/></text:span></text:p>
      <text:p text:style-name="P13"><text:span text:style-name="Strong_20_Emphasis"><text:span text:style-name="T3"><text:tab/>A busca pelo aperfeiçoamento da máquina pública não é um anseio recente. <text:s/>Em 1997 foi produzido um material especificamente sobre a proposição da quebra de paradigmas da gestão pública da Prefeitura de Fortaleza. Observem um trecho sobre o modelo de gestão da época:</text:span></text:span></text:p>
      <text:p text:style-name="P13"><text:span text:style-name="Strong_20_Emphasis"><text:span text:style-name="T2"/></text:span></text:p>
      <text:p text:style-name="P31"><text:span text:style-name="Strong_20_Emphasis"><text:span text:style-name="T2">Sabemos que historicamente, as organizações tendem a se estruturar em torno de uma lógica funcional e hierarquizada - ou seja, com poderes definidos e formalizados, processos de trabalho fracionados, excesso de normas para controle e coordenação, e comunicação interna difusa - e este é o formato organizacional, público ou privado, mais comumente encontrado. Esse distanciamento destaca que a ausência de algumas “posturas organizacionais”, de flexibilidade e agilidade levam as organizações à uma estrutura vertical, setorializada e formal. São as organizações do tipo máquina, segundo Mintzberg e Quinn (1991), onde a ênfase é dada na existência de uma estrutura formal, de regras e controles, que dão aos dirigentes a sensação de maior controle sobre processos e pessoas. O que leva à preferência por este tipo de estrutura tradicional é uma natural inércia tendente à manutenção do estado das coisas, aliada à busca de maior segurança e conforto, encontrada na formalidade, que evita surpresas e a necessidade de adaptação, que sempre demandam energia e gastos adicionais. Trata-se da “armadilha dos hábitos” de que nos fala Motta (1990) ( LUCIANO, ROSE E SUELY, 1997, p. 38) .</text:span></text:span></text:p>
      <text:p text:style-name="P13"><text:span text:style-name="Strong_20_Emphasis"><text:span text:style-name="T2"/></text:span></text:p>
      <text:p text:style-name="P13"><text:span text:style-name="Strong_20_Emphasis"><text:span text:style-name="T2"><text:tab/></text:span></text:span><text:span text:style-name="Strong_20_Emphasis"><text:span text:style-name="T3">Luciano, Rose e Suely perceberam que estas barreiras internas e externas engessadas pela estrutura organizacional fechada precisava ser quebrada, aumentando o número de interações entre os ambientes internos e externos, quer seja entre os setores do órgão, quer seja entre os órgãos da administração pública. Para isso, a tecnologia da informação possuiria um importante papel transformando-se num instrumento que permitisse a esta organização lateralidade, uma remodelagem na sua estrutura, passando a não mais ser exclusivamente vertical, mas também horizontal.</text:span></text:span></text:p>
      <text:p text:style-name="P13"><text:span text:style-name="Strong_20_Emphasis"><text:span text:style-name="T3"/></text:span></text:p>
      <text:p text:style-name="P13"><text:span text:style-name="Strong_20_Emphasis"><text:span text:style-name="T3"><text:tab/>Ainda realizando uma reflexão sobre o trabalho dos autores citados no parágrafo acima, em 1997 já era levantado em pauta que a administração pública deveria buscar alternativas aliadas ao setor de tecnologia da informação sobre respostas ágeis mesmo para problemas complexos, cuja a mudança constante do ambiente era um fator preponderante nos projetos municipais. O terreno estava fértil para o recebimento de <text:s/>novas metodologias de desenvolvimentos que estavam por vir.</text:span></text:span></text:p>
      <text:p text:style-name="P13"><text:span text:style-name="Strong_20_Emphasis"><text:span text:style-name="T3"/></text:span></text:p>
      <text:p text:style-name="P13"><text:soft-page-break/><text:span text:style-name="Strong_20_Emphasis"><text:span text:style-name="T3"><text:tab/>De acordo com o Art. 29, inciso I, o Prefeito eleito possuirá um mandato de quatro anos, mediante </text:span></text:span><text:span text:style-name="T7">pleito direto e simultâneo realizado em todo o País (</text:span><text:bookmark text:name="firstHeading"/><text:span text:style-name="T8">Constituição brasileira de 1988</text:span><text:span text:style-name="T7">). Essa característica impõe um fator complicador para os projetos de desenvolvimento de sistemas na gestão municipal, que a cada quatro anos, um novo modelo de gestão é posto, novos interesses e perspectivas são dispostos na estrutura, projetos pessoais alinhados a ideologias políticas são evidenciados e postos em prática sempre que existe uma mudança de gestão. Essa característica que aparentemente é vital para a sociedade, prezando pela democracia, no olhar administrativo traz uma série de implicações nos quais podemos citar:</text:span></text:p>
      <text:p text:style-name="P15"/>
      <text:list xml:id="list6664961601042920531" text:style-name="L2">
        <text:list-item>
          <text:p text:style-name="P37">Não continuidade de projetos da gestão anterior em detrimento a vaidade política;</text:p>
        </text:list-item>
        <text:list-item>
          <text:p text:style-name="P37">Mudança do fluxo dos processos administrativos sem a realização de análise de desempenho dos processos já implantados;</text:p>
        </text:list-item>
        <text:list-item>
          <text:p text:style-name="P37">Mudança de equipe em detrimento do corporativismo;</text:p>
        </text:list-item>
      </text:list>
      <text:p text:style-name="P15"/>
      <text:p text:style-name="P15"><text:tab/>Osborne e Gaebler (1997, p. 21) explicam que, apesar de muitas pessoas acreditarem que se deve governar da mesma forma com que se administra uma empresa, o governo é uma instituição fundamentalmente diferente. A motivação dos empresários é a busca pelo lucro, enquanto as autoridades governamentais são motivadas pela perspectiva de permanecer no poder, ou seja, de serem reeleitas</text:p>
      <text:p text:style-name="P15"/>
      <text:p text:style-name="P13"><text:span text:style-name="Strong_20_Emphasis"><text:span text:style-name="T3"><text:tab/>Rainey (1997, p. 73) aponta uma série de características que distinguem a administração pública e as organizações públicas da administração de empresas e das organizações privadas. Essas características são separadas em fatores ambientais, transações entre o ambiente e a organização e papéis, estruturas e processos organizacionais. </text:span></text:span></text:p>
      <text:p text:style-name="P13"><text:span text:style-name="Strong_20_Emphasis"><text:span text:style-name="T3"><text:tab/></text:span></text:span></text:p>
      <text:p text:style-name="P13"><text:span text:style-name="Strong_20_Emphasis"><text:span text:style-name="T3"><text:tab/>Entre os fatores ambientais, Rainey (1997, p. 73) menciona a ausência de mercados econômicos para os resultados e o embasamento nas apropriações governamentais por recursos financeiros. Em razão disso, existe um incentivo menor </text:span></text:span><text:soft-page-break/><text:span text:style-name="Strong_20_Emphasis"><text:span text:style-name="T3">para cortar custos, menor eficiência operacional e desempenho menos efetivo. Há também uma menor eficiência na alocação de recursos e menor disponibilidade de indicadores e informações claras de mercado (preço, lucro, participação) para uso em decisões gerenciais. </text:span></text:span></text:p>
      <text:p text:style-name="P13"><text:span text:style-name="Strong_20_Emphasis"><text:span text:style-name="T3"><text:tab/></text:span></text:span></text:p>
      <text:p text:style-name="P13"><text:span text:style-name="Strong_20_Emphasis"><text:span text:style-name="T3"><text:tab/>A presença de limitações legais e monitoramento dos três poderes, legislativo, executivo e judiciário, forçam o município a possuir limitações nas operações, procedimentos e menor autonomia para os gerentes que devem tomar as decisões correspondentes (RAINEY, 1997, p. 73). A presença dessas limitações implica uma quantidade maior de restrições nos projetos do setor público, dificultando seu </text:span></text:span><text:span text:style-name="Strong_20_Emphasis"><text:span text:style-name="T3">gerenciamento (WIRICK, 2009, p. 3). </text:span></text:span></text:p>
      <text:p text:style-name="P13"><text:span text:style-name="Strong_20_Emphasis"><text:span text:style-name="T2"><text:tab/></text:span></text:span></text:p>
      <text:p text:style-name="P13"><text:span text:style-name="Strong_20_Emphasis"><text:span text:style-name="T2"><text:tab/></text:span></text:span><text:span text:style-name="Strong_20_Emphasis"><text:span text:style-name="T3">Diante destas especifidades do setor público, gerenciar projetos torna-se uma matéria que requer mais cuidados. Wirick (2009, p. 8) apresenta uma lista de razões que explicam por que os projetos do setor público são mais difíceis de gerenciar do que os projetos do setor privado: </text:span></text:span></text:p>
      <text:p text:style-name="P13"><text:span text:style-name="Strong_20_Emphasis"><text:span text:style-name="T3"/></text:span></text:p>
      <text:list xml:id="list6753408932562823531" text:style-name="L3">
        <text:list-item>
          <text:p text:style-name="P35"><text:span text:style-name="Strong_20_Emphasis"><text:span text:style-name="T3">Ambiente com metas e resultados frequentemente conflituosos; </text:span></text:span></text:p>
        </text:list-item>
        <text:list-item>
          <text:p text:style-name="P35"><text:span text:style-name="Strong_20_Emphasis"><text:span text:style-name="T3">Envolvem muitas camadas de partes interessadas, com interesses variados; </text:span></text:span></text:p>
        </text:list-item>
        <text:list-item>
          <text:p text:style-name="P35"><text:span text:style-name="Strong_20_Emphasis"><text:span text:style-name="T3">Devem atender ao interesse político e operar sob o escrutínio da mídia; </text:span></text:span></text:p>
        </text:list-item>
        <text:list-item>
          <text:p text:style-name="P35"><text:span text:style-name="Strong_20_Emphasis"><text:span text:style-name="T3">Possuem menor tolerância à falha; </text:span></text:span></text:p>
        </text:list-item>
        <text:list-item>
          <text:p text:style-name="P35"><text:span text:style-name="Strong_20_Emphasis"><text:span text:style-name="T3">Ocorrem em organizações que têm dificuldade em identificar medidas de resultado e missões; </text:span></text:span></text:p>
        </text:list-item>
        <text:list-item>
          <text:p text:style-name="P35"><text:span text:style-name="Strong_20_Emphasis"><text:span text:style-name="T3">São executados sob restrições onerosas impostas pelas regras administrativas; </text:span></text:span></text:p>
        </text:list-item>
        <text:list-item>
          <text:p text:style-name="P35"><text:span text:style-name="Strong_20_Emphasis"><text:span text:style-name="T3">Demandam a cooperação e desempenho de organizações externas à equipe do projeto; </text:span></text:span></text:p>
        </text:list-item>
        <text:list-item>
          <text:p text:style-name="P35"><text:span text:style-name="Strong_20_Emphasis"><text:span text:style-name="T3">Os recursos humanos são mais difíceis de gerenciar, em razão dos benefícios do emprego no serviço público; </text:span></text:span></text:p>
        </text:list-item>
        <text:list-item>
          <text:p text:style-name="P35"><text:span text:style-name="Strong_20_Emphasis"><text:span text:style-name="T3">São executados em organizações que podem não estar confortáveis ou acostumadas com a ação direta e o sucesso do projeto; </text:span></text:span></text:p>
        </text:list-item>
        <text:list-item>
          <text:p text:style-name="P35"><text:soft-page-break/><text:span text:style-name="Strong_20_Emphasis"><text:span text:style-name="T3">São executados em ambientes que podem incluir adversários políticos. </text:span></text:span></text:p>
        </text:list-item>
      </text:list>
      <text:p text:style-name="P13"><text:span text:style-name="Strong_20_Emphasis"><text:span text:style-name="T3"/></text:span></text:p>
      <text:p text:style-name="P13"><text:span text:style-name="Strong_20_Emphasis"><text:span text:style-name="T3"><text:tab/>Resumidamente (ENOCK; NICOLAU; 2012) conclui em seu trabalho que existem 3 características que diferem o setor público do privado e elabora 3 quadros para simplificar o entendimento:</text:span></text:span></text:p>
      <text:p text:style-name="P13"><text:span text:style-name="Strong_20_Emphasis"><text:span text:style-name="T2"/></text:span></text:p>
      <text:p text:style-name="P14">Quadro 1: Características Técnicas dos Projetos de Tecnologia do Setor Público </text:p>
      <text:p text:style-name="P13"/>
      <table:table table:name="Tabela1" table:style-name="Tabela1">
        <table:table-column table:style-name="Tabela1.A"/>
        <table:table-column table:style-name="Tabela1.B"/>
        <table:table-row>
          <table:table-cell table:style-name="Tabela1.A1" office:value-type="string">
            <text:p text:style-name="P33">Característica</text:p>
          </table:table-cell>
          <table:table-cell table:style-name="Tabela1.B1" office:value-type="string">
            <text:p text:style-name="P33">Bibliografia</text:p>
          </table:table-cell>
        </table:table-row>
        <table:table-row>
          <table:table-cell table:style-name="Tabela1.A2" office:value-type="string">
            <text:p text:style-name="P32">Não aplicação de metodologias para gerenciamento de projetos, levantamento de requisitos ou gerenciamento de portfólio; </text:p>
          </table:table-cell>
          <table:table-cell table:style-name="Tabela1.B2" office:value-type="string">
            <text:p text:style-name="P32">Laia et al. (2011). </text:p>
          </table:table-cell>
        </table:table-row>
        <table:table-row>
          <table:table-cell table:style-name="Tabela1.A2" office:value-type="string">
            <text:p text:style-name="P32">Dificuldades de integração em razão da heterogeneidade dos ambientes computacionais envolvidos. </text:p>
          </table:table-cell>
          <table:table-cell table:style-name="Tabela1.B2" office:value-type="string">
            <text:p text:style-name="P32">Angelopoulos et al. (2010). </text:p>
          </table:table-cell>
        </table:table-row>
      </table:table>
      <text:p text:style-name="P14"/>
      <text:p text:style-name="P14">Quadro 2: Características Políticas dos Projetos de Tecnologia do Setor Público</text:p>
      <text:p text:style-name="P13"/>
      <table:table table:name="Tabela2" table:style-name="Tabela2">
        <table:table-column table:style-name="Tabela2.A"/>
        <table:table-column table:style-name="Tabela2.B"/>
        <table:table-row>
          <table:table-cell table:style-name="Tabela2.A1" office:value-type="string">
            <text:p text:style-name="P33">Característica</text:p>
          </table:table-cell>
          <table:table-cell table:style-name="Tabela2.B1" office:value-type="string">
            <text:p text:style-name="P33">Bibliografia</text:p>
          </table:table-cell>
        </table:table-row>
        <table:table-row>
          <table:table-cell table:style-name="Tabela2.A2" office:value-type="string">
            <text:p text:style-name="P32">Prazos políticos; </text:p>
          </table:table-cell>
          <table:table-cell table:style-name="Tabela2.B2" office:value-type="string">
            <text:p text:style-name="P32">Rainey (2007, p. 168), OECD (2001), Furlong &amp; Al- Karaghouli(2010) e De Souza &amp; Reinhard(2012).</text:p>
          </table:table-cell>
        </table:table-row>
        <table:table-row>
          <table:table-cell table:style-name="Tabela2.A2" office:value-type="string">
            <text:p text:style-name="P32">Influência e escrutínio da mídia; </text:p>
          </table:table-cell>
          <table:table-cell table:style-name="Tabela2.B2" office:value-type="string">
            <text:p text:style-name="P32">Rainey (1997, p. 168) e Wirick (2009, p. 8). </text:p>
          </table:table-cell>
        </table:table-row>
        <table:table-row>
          <table:table-cell table:style-name="Tabela2.A2" office:value-type="string">
            <text:p text:style-name="P32">Processo político confuso ou emaranhado;</text:p>
          </table:table-cell>
          <table:table-cell table:style-name="Tabela2.B2" office:value-type="string">
            <text:p text:style-name="P32">Wirick (2009, p. 18). </text:p>
          </table:table-cell>
        </table:table-row>
        <table:table-row>
          <table:table-cell table:style-name="Tabela2.A2" office:value-type="string">
            <text:p text:style-name="P32">Perda de suporte em razão de ciclos eleitorais;</text:p>
          </table:table-cell>
          <table:table-cell table:style-name="Tabela2.B2" office:value-type="string">
            <text:p text:style-name="P32">Wirick (2009, p. 18) e Diniz et al. (2009). </text:p>
          </table:table-cell>
        </table:table-row>
        <table:table-row>
          <table:table-cell table:style-name="Tabela2.A2" office:value-type="string">
            <text:p text:style-name="P32">Excesso de partes interessadas; </text:p>
          </table:table-cell>
          <table:table-cell table:style-name="Tabela2.B2" office:value-type="string">
            <text:p text:style-name="P32">Prasser (2007), Young (2007) e Wirick (2009, p. 19). </text:p>
          </table:table-cell>
        </table:table-row>
        <table:table-row>
          <table:table-cell table:style-name="Tabela2.A2" office:value-type="string">
            <text:p text:style-name="P32">Impacto das aplicações de Tecnologia da Informação na redistribuição de poder; </text:p>
          </table:table-cell>
          <table:table-cell table:style-name="Tabela2.B2" office:value-type="string">
            <text:p text:style-name="P32">Aichholzer &amp; Schmutzer (2000) e Humes, (2006). </text:p>
          </table:table-cell>
        </table:table-row>
        <table:table-row>
          <table:table-cell table:style-name="Tabela2.A2" office:value-type="string">
            <text:p text:style-name="P32">Partes interessadas com interesses e culturas divergentes; </text:p>
          </table:table-cell>
          <table:table-cell table:style-name="Tabela2.B2" office:value-type="string">
            <text:p text:style-name="P32">Furlong &amp; Al-Karaghouli (2010). </text:p>
          </table:table-cell>
        </table:table-row>
        <table:table-row>
          <table:table-cell table:style-name="Tabela2.A2" office:value-type="string">
            <text:p text:style-name="P32">Pressões políticas que impactam o escopo já definido; </text:p>
          </table:table-cell>
          <table:table-cell table:style-name="Tabela2.B2" office:value-type="string">
            <text:p text:style-name="P32">Santos &amp; Araújo (2009). </text:p>
          </table:table-cell>
        </table:table-row>
        <table:table-row>
          <table:table-cell table:style-name="Tabela2.A2" office:value-type="string">
            <text:p text:style-name="P32">Demandas explícitas e/ou implícitas das partes interessadas envolvidas direta ou <text:soft-page-break/>indiretamente no processo </text:p>
          </table:table-cell>
          <table:table-cell table:style-name="Tabela2.B2" office:value-type="string">
            <text:p text:style-name="P32">Diniz et al. (2009). </text:p>
          </table:table-cell>
        </table:table-row>
      </table:table>
      <text:p text:style-name="P13"/>
      <text:p text:style-name="P14"><text:s/>Quadro 3: Características Organizacionais dos Projetos de Tecnologia do Setor Público </text:p>
      <text:p text:style-name="P14"/>
      <table:table table:name="Tabela4" table:style-name="Tabela4">
        <table:table-column table:style-name="Tabela4.A"/>
        <table:table-column table:style-name="Tabela4.B"/>
        <table:table-row>
          <table:table-cell table:style-name="Tabela4.A1" office:value-type="string">
            <text:p text:style-name="P33">Característica</text:p>
          </table:table-cell>
          <table:table-cell table:style-name="Tabela4.B1" office:value-type="string">
            <text:p text:style-name="P33">Bibliografia</text:p>
          </table:table-cell>
        </table:table-row>
        <table:table-row>
          <table:table-cell table:style-name="Tabela4.A2" office:value-type="string">
            <text:p text:style-name="P32">Ambiguidade das políticas e maior dificuldade em definir as metas;</text:p>
          </table:table-cell>
          <table:table-cell table:style-name="Tabela4.B2" office:value-type="string">
            <text:p text:style-name="P32">Rainey (2007, p. 168) e Wirick (2009, p. 8)</text:p>
          </table:table-cell>
        </table:table-row>
        <table:table-row>
          <table:table-cell table:style-name="Tabela4.A2" office:value-type="string">
            <text:p text:style-name="P32">Sujeição a uma série de mecanismos de vigilância, como tribunais de contas e imprensa; </text:p>
          </table:table-cell>
          <table:table-cell table:style-name="Tabela4.B2" office:value-type="string">
            <text:p text:style-name="P32">PMI (2006) e Wirick (2009, p. 3)</text:p>
          </table:table-cell>
        </table:table-row>
        <table:table-row>
          <table:table-cell table:style-name="Tabela4.A2" office:value-type="string">
            <text:p text:style-name="P32">Problemas de financiamento e custeio; </text:p>
          </table:table-cell>
          <table:table-cell table:style-name="Tabela4.B2" office:value-type="string">
            <text:p text:style-name="P32">Wirick (2009, p. 18) e Angelopoulos et al. (2010). </text:p>
          </table:table-cell>
        </table:table-row>
        <table:table-row>
          <table:table-cell table:style-name="Tabela4.A2" office:value-type="string">
            <text:p text:style-name="P32">Menor horizonte de planejamento; </text:p>
          </table:table-cell>
          <table:table-cell table:style-name="Tabela4.B2" office:value-type="string">
            <text:p text:style-name="P32">PMI (2006) e Wirick (2009, p. 6)</text:p>
          </table:table-cell>
        </table:table-row>
        <table:table-row>
          <table:table-cell table:style-name="Tabela4.A2" office:value-type="string">
            <text:p text:style-name="P32">Carência de profissionais capacitados;</text:p>
          </table:table-cell>
          <table:table-cell table:style-name="Tabela4.B2" office:value-type="string">
            <text:p text:style-name="P32">Wirick (2009, p. 18) e Angelopoulos et al. (2010). </text:p>
          </table:table-cell>
        </table:table-row>
        <table:table-row>
          <table:table-cell table:style-name="Tabela4.A2" office:value-type="string">
            <text:p text:style-name="P32">Priorização da conformidade em relação ao desempenho; </text:p>
          </table:table-cell>
          <table:table-cell table:style-name="Tabela4.B2" office:value-type="string">
            <text:p text:style-name="P32">Wirick (2009, p. 19). </text:p>
          </table:table-cell>
        </table:table-row>
        <table:table-row>
          <table:table-cell table:style-name="Tabela4.A2" office:value-type="string">
            <text:p text:style-name="P32">Estrutura hierárquica funcional e grau de burocratização; </text:p>
          </table:table-cell>
          <table:table-cell table:style-name="Tabela4.B2" office:value-type="string">
            <text:p text:style-name="P32">Diniz et al. (2009).</text:p>
          </table:table-cell>
        </table:table-row>
        <table:table-row>
          <table:table-cell table:style-name="Tabela4.A2" office:value-type="string">
            <text:p text:style-name="P32">Regras do processo de aquisições;</text:p>
          </table:table-cell>
          <table:table-cell table:style-name="Tabela4.B2" office:value-type="string">
            <text:p text:style-name="P32">Wirick (2009, p. 18) e Diniz et </text:p>
            <text:p text:style-name="P32">al. (2009). </text:p>
          </table:table-cell>
        </table:table-row>
        <table:table-row>
          <table:table-cell table:style-name="Tabela4.A2" office:value-type="string">
            <text:p text:style-name="P32">Maior quantidade de controles administrativos formais;</text:p>
          </table:table-cell>
          <table:table-cell table:style-name="Tabela4.B2" office:value-type="string">
            <text:p text:style-name="P32">Rainey (1997, p. 73). </text:p>
          </table:table-cell>
        </table:table-row>
        <table:table-row>
          <table:table-cell table:style-name="Tabela4.A2" office:value-type="string">
            <text:p text:style-name="P32">Possibilidade de optar por não utilizar práticas adequadas de gerenciamento por causa do status e do tamanho do projeto;</text:p>
          </table:table-cell>
          <table:table-cell table:style-name="Tabela4.B2" office:value-type="string">
            <text:p text:style-name="P32">Prasser (2007). </text:p>
          </table:table-cell>
        </table:table-row>
        <table:table-row>
          <table:table-cell table:style-name="Tabela4.A2" office:value-type="string">
            <text:p text:style-name="P32">Fornecedores externos menos capazes em razão de um processo de seleção baseado excessivamente nos custos; </text:p>
          </table:table-cell>
          <table:table-cell table:style-name="Tabela4.B2" office:value-type="string">
            <text:p text:style-name="P32">Wirick (2009, p. 19). </text:p>
          </table:table-cell>
        </table:table-row>
        <table:table-row>
          <table:table-cell table:style-name="Tabela4.A2" office:value-type="string">
            <text:p text:style-name="P32">Maior dificuldade em cancelar contratos com fornecedores externos;</text:p>
          </table:table-cell>
          <table:table-cell table:style-name="Tabela4.B2" office:value-type="string">
            <text:p text:style-name="P32">De Souza &amp; Reinhard (2012)</text:p>
          </table:table-cell>
        </table:table-row>
        <table:table-row>
          <table:table-cell table:style-name="Tabela4.A2" office:value-type="string">
            <text:p text:style-name="P32">Problemas de relacionamento e comunicação entre departamentos funcionais; </text:p>
          </table:table-cell>
          <table:table-cell table:style-name="Tabela4.B2" office:value-type="string">
            <text:p text:style-name="P32">Angelopoulos et al. (2010). </text:p>
          </table:table-cell>
        </table:table-row>
        <table:table-row>
          <table:table-cell table:style-name="Tabela4.A2" office:value-type="string">
            <text:p text:style-name="P32">Perda de conhecimento organizacional.</text:p>
          </table:table-cell>
          <table:table-cell table:style-name="Tabela4.B2" office:value-type="string">
            <text:p text:style-name="P32">Prasser (2007)</text:p>
          </table:table-cell>
        </table:table-row>
      </table:table>
      <text:p text:style-name="P13"/>
      <text:p text:style-name="P13"/>
      <text:p text:style-name="P4">ANALISANDO A EQUIPE DE DESENVOLVIMENTO</text:p>
      <text:p text:style-name="P13"/>
      <text:p text:style-name="P13"><text:tab/></text:p>
      <text:p text:style-name="P13"/>
      <text:p text:style-name="P13"><text:tab/></text:p>
      <text:p text:style-name="P13"/>
      <text:p text:style-name="P5">Referências Bibliográficas</text:p>
      <text:p text:style-name="Standard"/>
      <text:p text:style-name="Standard"/>
      <text:p text:style-name="Standard"/>
      <text:p text:style-name="Standard"/>
      <text:p text:style-name="P21">Enock Godoy de Souza, Nicolau Reinhard , GESTÃO DE PROJETOS DE SISTEMAS DE INFORMAÇÃO NO SETOR PÚBLICO: UMA REVISÃO DA LITERATURA, Anais do I SINGEP – São Paulo – SP – Brasil – 06 e 07/12/2012 .</text:p>
      <text:p text:style-name="P22">Disponível em: <text:s/><text:a xlink:type="simple" xlink:href="https://repositorio.uninove.br/xmlui/bitstream/handle/123456789/105/91-357-1-DR%20gestao%20de%20proj%20de%20sist%20de%20inf.pdf?sequence=1">https://repositorio.uninove.br/xmlui/bitstream/handle/123456789/105/91-357-1-DR%20gestao%20de%20proj%20de%20sist%20de%20inf.pdf?sequence=1</text:a></text:p>
      <text:p text:style-name="P21">Acessado em: 19 de Março de 2014</text:p>
      <text:p text:style-name="Standard"/>
      <text:p text:style-name="Standard"/>
      <text:p text:style-name="Standard"/>
      <text:p text:style-name="P16">Longo, Rose Mary Juliano and Vergueiro, Waldomiro Gestão da Qualidade em Serviços de Informação no setor Público: características e dificuldades para sua implementação. Revista Digital de Biblioteconomia e Ciência da Informação, 2003, vol. 1, n. 1. [Journal article (On-line/Unpaginated)]</text:p>
      <text:p text:style-name="P16">Disponível em:</text:p>
      <text:p text:style-name="P16"><text:a xlink:type="simple" xlink:href="http://eprints.rclis.org/6265/1/RDBCI-Longo.pdf">http://eprints.rclis.org/6265/1/RDBCI-Longo.pdf</text:a></text:p>
      <text:p text:style-name="P16">Acessado em 25 de Março de 2014</text:p>
      <text:p text:style-name="P16"/>
      <text:p text:style-name="P16">Alessandra Zoucas, Marcello Thiry, Técnicas para Engenharia de Modelos de Capacidade de Processo de Software, publicado na 2nd International Workshop on Advanced Software Engineering – 13/11/2009.</text:p>
      <text:p text:style-name="P16">Disponível em:</text:p>
      <text:p text:style-name="P16"><text:a xlink:type="simple" xlink:href="http://softwarepublico.gov.br/5cqualibr/6-publicacoes-e-artigos/view/vetor-desenvolvedores-de-software/artigos-publicados/ZoucasThirySalvianoWASE2009TecnicasMFMOD.pdf">http://softwarepublico.gov.br/5cqualibr/6-publicacoes-e-artigos/view/vetor-desenvolvedores-de-software/artigos-publicados/ZoucasThirySalvianoWASE2009TecnicasMFMOD.pdf</text:a></text:p>
      <text:p text:style-name="P23"><text:span text:style-name="Strong_20_Emphasis"><text:span text:style-name="T2">Acessado em: 25 de março de 2014</text:span></text:span></text:p>
      <text:p text:style-name="P23"><text:span text:style-name="Strong_20_Emphasis"><text:span text:style-name="T2"/></text:span></text:p>
      <text:p text:style-name="P23"><text:span text:style-name="Strong_20_Emphasis"><text:span text:style-name="T3">Osborne, D., &amp; Gaebler, T. (1997). Reinventando o Governo: Como o espírito empreendedor está transformando o setor público. 9. ed. Brasília, DF: Editora MH Comunicação. </text:span></text:span></text:p>
      <text:p text:style-name="P23"><text:span text:style-name="Strong_20_Emphasis"><text:span text:style-name="T2"/></text:span></text:p>
      <text:p text:style-name="P23"><text:span text:style-name="Strong_20_Emphasis"><text:span text:style-name="T2">REZENDE, D. A. Planejamento de informações públicas municipais: guia para planejar sistemas de informação, informática e governo eletrônico nas prefeituras e cidades. São Paulo: Atlas, 2005</text:span></text:span></text:p>
      <text:p text:style-name="P23"><text:span text:style-name="Strong_20_Emphasis"><text:span text:style-name="T2"><text:line-break/></text:span></text:span><text:span text:style-name="Strong_20_Emphasis"><text:span text:style-name="T3">Rainey, H. G. (1997). Understanding and Managing Public Organizations. 2. ed. San Francisco, CA: Jossey-Bass Publishers. </text:span></text:span></text:p>
      <text:p text:style-name="P23"><text:soft-page-break/><text:span text:style-name="Strong_20_Emphasis"><text:span text:style-name="T3">Wirick, D. W. (2009). Public-Sector Project Management: Meeting the Challenges and </text:span></text:span></text:p>
      <text:p text:style-name="P23"><text:span text:style-name="Strong_20_Emphasis"><text:span text:style-name="T3">Achieving Results. Hoboken, NJ: Wiley</text:span></text:span></text:p>
      <text:p text:style-name="P23"><text:span text:style-name="Strong_20_Emphasis"><text:span text:style-name="T3"/></text:span></text:p>
      <text:p text:style-name="P23"><text:span text:style-name="Strong_20_Emphasis"><text:span text:style-name="T3">Angelopoulos, S., Kitsios, F., Kofakis, P., &amp; Papadopoulos, T. (2010). Emerging Barriers in E-Government Implementation. In: International IFIP EGOV Conference, 9th , 2010, Lausanne, Switzerland. Proceedings… Lausanne, Switzerland: Springer Lecture Notes in Computer Science, p. 226-237. </text:span></text:span></text:p>
      <text:p text:style-name="P23"><text:span text:style-name="Strong_20_Emphasis"><text:span text:style-name="T3"/></text:span></text:p>
      <text:p text:style-name="P23"><text:span text:style-name="Strong_20_Emphasis"><text:span text:style-name="T3">De Souza, E. G., &amp; Reinhard, N. (2012). Escalation Risk Factors in e-Government Projects: A Multiple Case Study. In: Electronic Government and Electronic Participation, 2012, Kristiansand, Norway. Joint Proceedings of Ongoing Research and Projects… Osterreich/Austria: Trauner Verlag, p. 127-138. </text:span></text:span></text:p>
      <text:p text:style-name="P23"><text:span text:style-name="Strong_20_Emphasis"><text:span text:style-name="T3"/></text:span></text:p>
      <text:p text:style-name="P23"><text:span text:style-name="Strong_20_Emphasis"><text:span text:style-name="T2">PRATES, LUCIANO, MARIE, ROSE, KOMATSU, SUELY: DESCENTRALIZAÇÃO E INTERSETORIALIDADE NA GESTÃO PÚBLICA MUNICIPAL NO BRASIL: A EXPERIÊNCIA DE FORTALEZA, 1997</text:span></text:span></text:p>
      <text:p text:style-name="P23"><text:span text:style-name="Strong_20_Emphasis"><text:span text:style-name="T2">Disponível em:</text:span></text:span></text:p>
      <text:p text:style-name="P23"><text:a xlink:type="simple" xlink:href="http://unpan1.un.org/intradoc/groups/public/documents/CLAD/UNPAN003743.pdf"><text:span text:style-name="Strong_20_Emphasis"><text:span text:style-name="T2">http://unpan1.un.org/intradoc/groups/public/documents/CLAD/UNPAN003743.pdf</text:span></text:span></text:a></text:p>
      <text:p text:style-name="P23"><text:span text:style-name="Strong_20_Emphasis"><text:span text:style-name="T2">Acessado dia 04 de Abril de 2014</text:span></text:span></text:p>
      <text:p text:style-name="P23"><text:span text:style-name="Strong_20_Emphasis"><text:span text:style-name="T2"/></text:span></text:p>
      <text:p text:style-name="P23"><text:span text:style-name="Strong_20_Emphasis"><text:span text:style-name="T2">PAULO SÉRGIO VILCHES FRESNEDA: TRANSFORMANDO ORGANIZAÇÕES PÚBLICAS: A TECNOLOGIA DA INFORMAÇÃO COMO FATOR PROPULSOR DE MUDANÇAS, 1998</text:span></text:span></text:p>
      <text:p text:style-name="P23"><text:span text:style-name="Strong_20_Emphasis"><text:span text:style-name="T2">Disponível em: </text:span></text:span></text:p>
      <text:p text:style-name="P23"><text:a xlink:type="simple" xlink:href="http://seer.enap.gov.br/index.php/RSP/article/view/361/367"><text:span text:style-name="Strong_20_Emphasis"><text:span text:style-name="T2">http://seer.enap.gov.br/index.php/RSP/article/view/361/367</text:span></text:span></text:a></text:p>
      <text:p text:style-name="P23"><text:span text:style-name="Strong_20_Emphasis"><text:span text:style-name="T2">Acessado dia 06 de Abril de 20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Strong_20_Emphasis" style:display-name="Strong Emphasis" style:family="text" style:parent-style-name="Fonte_20_parág._20_padrão">
      <style:text-properties style:font-name="Arial" fo:font-size="18pt" fo:font-weight="bold" style:font-size-asian="18pt" style:font-weight-asian="bold" style:font-name-complex="Arial"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fo:font-size="12pt" fo:font-weight="normal" style:font-size-asian="12pt" style:font-weight-asian="normal" style:font-size-complex="12pt"/>
    </style:style>
    <style:style style:name="WW8Num7z1"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format="1" text:display-levels="2">
        <style:list-level-properties text:list-level-position-and-space-mode="label-alignment">
          <style:list-level-label-alignment text:label-followed-by="listtab" fo:text-indent="-1.27cm" fo:margin-left="2.519cm"/>
        </style:list-level-properties>
      </text:list-level-style-number>
      <text:list-level-style-number text:level="3" text:style-name="WW8Num7z1"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text:style-name="WW8Num7z1"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text:style-name="WW8Num7z1"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text:style-name="WW8Num7z1"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text:style-name="WW8Num7z1"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text:style-name="WW8Num7z1"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text:style-name="WW8Num7z1" style:num-format="1" text:display-levels="9">
        <style:list-level-properties text:list-level-position-and-space-mode="label-alignment">
          <style:list-level-label-alignment text:label-followed-by="listtab" fo:text-indent="-3.81cm" fo:margin-left="13.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figuras1" text:anchor-type="as-char" svg:width="2.381cm" svg:height="1.535cm" draw:z-index="23"><draw:image xlink:href="Pictures/100002000000005A0000003A8689B9A4.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ristenho Queiroz de Oliveira Júnior</meta:initial-creator>
    <meta:creation-date>2014-03-27T20:08:14</meta:creation-date>
    <dc:date>2014-04-10T08:59:59</dc:date>
    <dc:creator>Euristenho Júnior</dc:creator>
    <meta:editing-duration>P1DT1H42M52S</meta:editing-duration>
    <meta:editing-cycles>22</meta:editing-cycles>
    <meta:generator>OpenOffice/4.0.1$Linux OpenOffice.org_project/401m5$Build-9714</meta:generator>
    <meta:document-statistic meta:table-count="3" meta:image-count="1" meta:object-count="0" meta:page-count="24" meta:paragraph-count="194" meta:word-count="3384" meta:character-count="24369"/>
  </office:meta>
</office:document-meta>
</file>